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be9cd" officeooo:paragraph-rsid="001be9cd"/>
    </style:style>
    <style:style style:name="P2" style:family="paragraph" style:parent-style-name="First_20_line_20_indent">
      <style:text-properties fo:language="hu" fo:country="HU"/>
    </style:style>
    <style:style style:name="P3" style:family="paragraph" style:parent-style-name="Hanging_20_indent">
      <style:paragraph-properties fo:margin-left="0.1972in" fo:margin-right="0in" fo:text-indent="0in" style:auto-text-indent="false"/>
      <style:text-properties fo:language="hu" fo:country="HU" fo:font-style="italic" officeooo:rsid="00249827" officeooo:paragraph-rsid="0027e700" style:font-style-asian="italic" style:font-style-complex="italic"/>
    </style:style>
    <style:style style:name="P4" style:family="paragraph" style:parent-style-name="First_20_line_20_indent">
      <style:text-properties fo:language="hu" fo:country="HU" officeooo:paragraph-rsid="001e5a07" style:language-asian="zxx" style:country-asian="none" style:language-complex="zxx" style:country-complex="none"/>
    </style:style>
    <style:style style:name="P5" style:family="paragraph" style:parent-style-name="Hanging_20_indent">
      <style:paragraph-properties fo:margin-left="0.1972in" fo:margin-right="0in" fo:text-indent="0in" style:auto-text-indent="false"/>
      <style:text-properties fo:language="hu" fo:country="HU" officeooo:rsid="001e5a07" officeooo:paragraph-rsid="001e5a07" style:language-asian="zxx" style:country-asian="none" style:language-complex="zxx" style:country-complex="none"/>
    </style:style>
    <style:style style:name="P6" style:family="paragraph" style:parent-style-name="Hanging_20_indent">
      <style:text-properties fo:language="hu" fo:country="HU"/>
    </style:style>
    <style:style style:name="P7" style:family="paragraph" style:parent-style-name="Hanging_20_indent">
      <style:text-properties fo:language="hu" fo:country="HU" officeooo:paragraph-rsid="00267f86"/>
    </style:style>
    <style:style style:name="P8" style:family="paragraph" style:parent-style-name="Hanging_20_indent">
      <style:paragraph-properties fo:text-align="start" style:justify-single-word="false"/>
      <style:text-properties fo:language="hu" fo:country="HU" officeooo:paragraph-rsid="0027e700"/>
    </style:style>
    <style:style style:name="P9" style:family="paragraph" style:parent-style-name="Hanging_20_indent">
      <style:paragraph-properties fo:text-align="start" style:justify-single-word="false"/>
      <style:text-properties fo:language="hu" fo:country="HU" fo:font-style="normal" officeooo:rsid="002993d3" officeooo:paragraph-rsid="002993d3" style:font-style-asian="normal" style:font-style-complex="normal"/>
    </style:style>
    <style:style style:name="P10" style:family="paragraph" style:parent-style-name="Title">
      <style:text-properties fo:language="hu" fo:country="HU" officeooo:rsid="001be9cd" officeooo:paragraph-rsid="001be9cd" style:language-asian="zxx" style:country-asian="none" style:language-complex="zxx" style:country-complex="none"/>
    </style:style>
    <style:style style:name="P11" style:family="paragraph" style:parent-style-name="First_20_line_20_indent">
      <style:text-properties fo:language="hu" fo:country="HU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First_20_line_20_indent">
      <style:text-properties fo:language="hu" fo:country="HU" fo:font-style="italic" fo:font-weight="bold" officeooo:paragraph-rsid="002993d3" style:font-style-asian="italic" style:font-weight-asian="bold" style:font-style-complex="italic" style:font-weight-complex="bold"/>
    </style:style>
    <style:style style:name="P13" style:family="paragraph" style:parent-style-name="First_20_line_20_indent">
      <style:text-properties fo:language="hu" fo:country="HU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First_20_line_20_indent">
      <style:paragraph-properties fo:margin-left="0in" fo:margin-right="0in" fo:text-indent="0in" style:auto-text-indent="false"/>
      <style:text-properties fo:language="hu" fo:country="HU" officeooo:rsid="00267f86" officeooo:paragraph-rsid="00267f86"/>
    </style:style>
    <style:style style:name="P15" style:family="paragraph" style:parent-style-name="Hanging_20_indent">
      <style:text-properties fo:language="hu" fo:country="HU"/>
    </style:style>
    <style:style style:name="P16" style:family="paragraph" style:parent-style-name="Hanging_20_indent">
      <style:paragraph-properties fo:margin-left="0.1972in" fo:margin-right="0in" fo:text-indent="0in" style:auto-text-indent="false"/>
      <style:text-properties fo:language="hu" fo:country="HU" officeooo:rsid="001e5a07" officeooo:paragraph-rsid="001e5a07" style:language-asian="zxx" style:country-asian="none" style:language-complex="zxx" style:country-complex="none"/>
    </style:style>
    <style:style style:name="P17" style:family="paragraph" style:parent-style-name="Hanging_20_indent">
      <style:paragraph-properties fo:text-align="start" style:justify-single-word="false"/>
      <style:text-properties fo:language="hu" fo:country="HU" officeooo:paragraph-rsid="0027e700"/>
    </style:style>
    <style:style style:name="P18" style:family="paragraph" style:parent-style-name="Hanging_20_indent">
      <style:text-properties officeooo:rsid="003e97b0" officeooo:paragraph-rsid="003e97b0"/>
    </style:style>
    <style:style style:name="P19" style:family="paragraph" style:parent-style-name="Hanging_20_indent">
      <style:text-properties fo:font-style="italic" fo:font-weight="bold" officeooo:rsid="003e97b0" officeooo:paragraph-rsid="003e97b0" style:font-style-asian="italic" style:font-weight-asian="bold" style:font-style-complex="italic" style:font-weight-complex="bold"/>
    </style:style>
    <style:style style:name="P20" style:family="paragraph" style:parent-style-name="Heading_20_5">
      <style:text-properties fo:language="hu" fo:country="HU"/>
    </style:style>
    <style:style style:name="P21" style:family="paragraph" style:parent-style-name="Heading_20_5">
      <style:text-properties fo:language="hu" fo:country="HU" officeooo:paragraph-rsid="00382354"/>
    </style:style>
    <style:style style:name="P22" style:family="paragraph" style:parent-style-name="Heading_20_5">
      <style:text-properties fo:language="hu" fo:country="HU" officeooo:paragraph-rsid="003a92e7"/>
    </style:style>
    <style:style style:name="P23" style:family="paragraph" style:parent-style-name="Text_20_body" style:list-style-name="L1">
      <style:text-properties fo:language="hu" fo:country="HU" officeooo:rsid="001be9cd" officeooo:paragraph-rsid="001be9cd" style:language-asian="zxx" style:country-asian="none" style:language-complex="zxx" style:country-complex="none"/>
    </style:style>
    <style:style style:name="P24" style:family="paragraph" style:parent-style-name="Text_20_body">
      <style:text-properties fo:language="hu" fo:country="HU" officeooo:rsid="001be9cd" officeooo:paragraph-rsid="001be9cd" style:language-asian="zxx" style:country-asian="none" style:language-complex="zxx" style:country-complex="none"/>
    </style:style>
    <style:style style:name="P25" style:family="paragraph" style:parent-style-name="Text_20_body">
      <style:text-properties fo:language="hu" fo:country="HU"/>
    </style:style>
    <style:style style:name="P26" style:family="paragraph" style:parent-style-name="Text_20_body">
      <style:text-properties fo:language="hu" fo:country="HU" officeooo:paragraph-rsid="0038da91"/>
    </style:style>
    <style:style style:name="P27" style:family="paragraph" style:parent-style-name="Text_20_body">
      <style:text-properties fo:language="hu" fo:country="HU" officeooo:rsid="003b737c" officeooo:paragraph-rsid="003c08d1"/>
    </style:style>
    <style:style style:name="P28" style:family="paragraph">
      <style:paragraph-properties fo:margin-left="0.1972in" fo:margin-right="0in" fo:text-indent="0in"/>
    </style:style>
    <style:style style:name="P29" style:family="paragraph">
      <loext:graphic-properties draw:fill="solid" draw:fill-color="#666666" draw:opacity="20%"/>
      <style:paragraph-properties fo:margin-left="0.1972in" fo:margin-right="0in" fo:text-indent="0in" style:writing-mode="lr-tb"/>
      <style:text-properties fo:font-size="12pt"/>
    </style:style>
    <style:style style:name="T1" style:family="text">
      <style:text-properties officeooo:rsid="001be9cd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2f5612"/>
    </style:style>
    <style:style style:name="T4" style:family="text">
      <style:text-properties fo:language="hu" fo:country="HU" fo:font-style="italic" officeooo:rsid="002f5612" style:font-style-asian="italic" style:font-style-complex="italic"/>
    </style:style>
    <style:style style:name="T5" style:family="text">
      <style:text-properties fo:language="hu" fo:country="HU" fo:font-style="italic" officeooo:rsid="0030fc2d" style:font-style-asian="italic" style:font-style-complex="italic"/>
    </style:style>
    <style:style style:name="T6" style:family="text">
      <style:text-properties fo:language="hu" fo:country="HU" fo:font-style="normal" style:font-style-asian="normal" style:font-style-complex="normal"/>
    </style:style>
    <style:style style:name="T7" style:family="text">
      <style:text-properties fo:language="hu" fo:country="HU" fo:font-style="normal" officeooo:rsid="0030fc2d" style:font-style-asian="normal" style:font-style-complex="normal"/>
    </style:style>
    <style:style style:name="T8" style:family="text">
      <style:text-properties fo:language="hu" fo:country="HU" fo:font-style="normal" officeooo:rsid="0040861e" style:font-style-asian="normal" style:font-style-complex="normal"/>
    </style:style>
    <style:style style:name="T9" style:family="text">
      <style:text-properties fo:language="hu" fo:country="HU" fo:font-style="normal" fo:font-weight="normal" officeooo:rsid="0040861e" style:font-style-asian="normal" style:font-weight-asian="normal" style:font-style-complex="normal" style:font-weight-complex="normal"/>
    </style:style>
    <style:style style:name="T10" style:family="text">
      <style:text-properties fo:language="hu" fo:country="HU" officeooo:rsid="0040861e"/>
    </style:style>
    <style:style style:name="T11" style:family="text">
      <style:text-properties officeooo:rsid="001e5a07"/>
    </style:style>
    <style:style style:name="T12" style:family="text">
      <style:text-properties officeooo:rsid="00249827"/>
    </style:style>
    <style:style style:name="T13" style:family="text">
      <style:text-properties fo:font-style="italic" officeooo:rsid="00249827" style:font-style-asian="italic" style:font-style-complex="italic"/>
    </style:style>
    <style:style style:name="T14" style:family="text">
      <style:text-properties fo:font-style="italic" officeooo:rsid="00267f86" style:font-style-asian="italic" style:font-style-complex="italic"/>
    </style:style>
    <style:style style:name="T15" style:family="text">
      <style:text-properties fo:font-style="italic" officeooo:rsid="002f5612" style:font-style-asian="italic" style:font-style-complex="italic"/>
    </style:style>
    <style:style style:name="T16" style:family="text">
      <style:text-properties fo:font-style="italic" officeooo:rsid="0030fc2d" style:font-style-asian="italic" style:font-style-complex="italic"/>
    </style:style>
    <style:style style:name="T17" style:family="text">
      <style:text-properties fo:font-style="italic" officeooo:rsid="00343aed" style:font-style-asian="italic" style:font-style-complex="italic"/>
    </style:style>
    <style:style style:name="T18" style:family="text">
      <style:text-properties fo:font-style="normal" officeooo:rsid="00267f86" style:font-style-asian="normal" style:font-style-complex="normal"/>
    </style:style>
    <style:style style:name="T19" style:family="text">
      <style:text-properties fo:font-style="normal" officeooo:rsid="0027e700" style:font-style-asian="normal" style:font-style-complex="normal"/>
    </style:style>
    <style:style style:name="T20" style:family="text">
      <style:text-properties fo:font-style="normal" officeooo:rsid="0030fc2d" style:font-style-asian="normal" style:font-style-complex="normal"/>
    </style:style>
    <style:style style:name="T21" style:family="text">
      <style:text-properties fo:font-style="normal" officeooo:rsid="0032873f" style:font-style-asian="normal" style:font-style-complex="normal"/>
    </style:style>
    <style:style style:name="T22" style:family="text">
      <style:text-properties fo:font-style="normal" officeooo:rsid="00342522" style:font-style-asian="normal" style:font-style-complex="normal"/>
    </style:style>
    <style:style style:name="T23" style:family="text">
      <style:text-properties fo:font-style="normal" officeooo:rsid="00343aed" style:font-style-asian="normal" style:font-style-complex="normal"/>
    </style:style>
    <style:style style:name="T24" style:family="text">
      <style:text-properties fo:font-style="normal" officeooo:rsid="0035afab" style:font-style-asian="normal" style:font-style-complex="normal"/>
    </style:style>
    <style:style style:name="T25" style:family="text">
      <style:text-properties officeooo:rsid="00267f86"/>
    </style:style>
    <style:style style:name="T26" style:family="text">
      <style:text-properties style:language-asian="zxx" style:country-asian="none" style:language-complex="zxx" style:country-complex="none"/>
    </style:style>
    <style:style style:name="T27" style:family="text">
      <style:text-properties officeooo:rsid="001be9cd" style:language-asian="zxx" style:country-asian="none" style:language-complex="zxx" style:country-complex="none"/>
    </style:style>
    <style:style style:name="T28" style:family="text">
      <style:text-properties officeooo:rsid="0038da91" style:language-asian="zxx" style:country-asian="none" style:language-complex="zxx" style:country-complex="none"/>
    </style:style>
    <style:style style:name="T29" style:family="text">
      <style:text-properties officeooo:rsid="0027e700"/>
    </style:style>
    <style:style style:name="T30" style:family="text">
      <style:text-properties officeooo:rsid="002993d3"/>
    </style:style>
    <style:style style:name="T31" style:family="text">
      <style:text-properties officeooo:rsid="002ccdec"/>
    </style:style>
    <style:style style:name="T32" style:family="text">
      <style:text-properties officeooo:rsid="002e427a"/>
    </style:style>
    <style:style style:name="T33" style:family="text">
      <style:text-properties officeooo:rsid="002f5612"/>
    </style:style>
    <style:style style:name="T34" style:family="text">
      <style:text-properties officeooo:rsid="0030fc2d"/>
    </style:style>
    <style:style style:name="T35" style:family="text">
      <style:text-properties officeooo:rsid="003220ce"/>
    </style:style>
    <style:style style:name="T36" style:family="text">
      <style:text-properties officeooo:rsid="0033e9e7"/>
    </style:style>
    <style:style style:name="T37" style:family="text">
      <style:text-properties officeooo:rsid="00343178"/>
    </style:style>
    <style:style style:name="T38" style:family="text">
      <style:text-properties officeooo:rsid="00343aed"/>
    </style:style>
    <style:style style:name="T39" style:family="text">
      <style:text-properties officeooo:rsid="0035e2cd"/>
    </style:style>
    <style:style style:name="T40" style:family="text">
      <style:text-properties officeooo:rsid="00369e5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4186c4"/>
    </style:style>
    <style:style style:name="T43" style:family="text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666666" draw:opacity="20%" fo:min-height="0.5756in" draw:shadow-offset-x="0.1201in" draw:shadow-offset-y="0.1201in" draw:shadow-opacity="20%" style:run-through="foreground" style:wrap="dynamic" style:number-wrapped-paragraphs="no-limit" style:wrap-contour="true" style:wrap-contour-mode="full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666666" draw:opacity="20%" fo:min-height="0.2299in" draw:shadow-offset-x="0.1201in" draw:shadow-offset-y="0.1201in" draw:shadow-opacity="20%" style:run-through="foreground" style:wrap="dynamic" style:number-wrapped-paragraphs="no-limit" style:wrap-contour="true" style:wrap-contour-mode="full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kumentáció</text:p>
      <text:list xml:id="list1043452433" text:style-name="L1">
        <text:list-header>
          <text:p text:style-name="P23"/>
        </text:list-header>
        <text:list-item>
          <text:p text:style-name="P23">A használandó fordítóprogram és annak szükséges kapcsolói</text:p>
        </text:list-item>
        <text:list-item>
          <text:p text:style-name="P23">Rendszerkövetelmények</text:p>
        </text:list-item>
        <text:list-item>
          <text:p text:style-name="P23">Felhasználói útmutatást a programhoz</text:p>
        </text:list-item>
        <text:list-item>
          <text:p text:style-name="P23">A program által visszaadott értékek magyarázatát</text:p>
        </text:list-item>
        <text:list-item>
          <text:p text:style-name="P23">Az elkészített alprogramok rövid leírását (cél, paraméterezés, visszatérési érték)</text:p>
        </text:list-item>
      </text:list>
      <text:p text:style-name="P24"/>
      <text:h text:style-name="P20" text:outline-level="5">1. A használandó fordítóprogram és annak szükséges kapcsolói</text:h>
      <text:p text:style-name="P4">A programot a GCC azaz GNU Compiler Collection fordítóprogrammal tudju<text:span text:style-name="T11">k</text:span> lefordítani</text:p>
      <text:p text:style-name="P5">a következő szükséges kapcsolókkal:</text:p>
      <text:p text:style-name="P5"><draw:frame text:anchor-type="paragraph" draw:z-index="0" draw:name="Text Frame 1" draw:style-name="gr2" draw:text-style-name="P29" svg:width="3.2067in" svg:height="0.2303in" svg:x="1.7429in" svg:y="0in"><draw:text-box><text:p text:style-name="P28"><text:span text:style-name="T43">gcc main.c utils.c -o chart </text:span><text:span text:style-name="T43">-lm -fopenmp <text:s text:c="2"/></text:span></text:p></draw:text-box></draw:frame></text:p>
      <text:h text:style-name="P22" text:outline-level="5">2. <text:span text:style-name="T1">Rendszerkövetelmények<text:line-break/></text:span></text:h>
      <text:p text:style-name="P2">Operációs rendszer: Ubuntu <text:span text:style-name="T36">(ajánlott a legújabb LTS verzió)<text:line-break/></text:span></text:p>
      <text:h text:style-name="P20" text:outline-level="5">3. <text:span text:style-name="T27">Felhasználói útmutatást a programhoz<text:line-break/></text:span></text:h>
      <text:p text:style-name="P26"><text:span text:style-name="T27">A programot a következő paraméterekkel lehet használni:</text:span></text:p>
      <text:p text:style-name="P25"><text:span text:style-name="T27"><text:s text:c="4"/>--version: kiírja a program verzióját</text:span></text:p>
      <text:p text:style-name="P26"><text:span text:style-name="T27"><text:s text:c="4"/>--help: kiírja a program használati utasításait</text:span></text:p>
      <text:p text:style-name="P26"><text:span text:style-name="T27">A program üzemmódjai:</text:span></text:p>
      <text:p text:style-name="P25"><text:span text:style-name="T27"><text:s text:c="4"/>-send: küldő </text:span><text:span text:style-name="T28">üzenmód</text:span><text:span text:style-name="T27"> (alapértelmezett)</text:span></text:p>
      <text:p text:style-name="P25"><text:span text:style-name="T27"><text:s text:c="4"/>-receive: fogadó </text:span><text:span text:style-name="T28">üzenmód</text:span><text:span text:style-name="T27">\n</text:span></text:p>
      <text:p text:style-name="P25"><text:span text:style-name="T27"><text:s text:c="4"/>-file: fájlt használ a komunikáció </text:span><text:span text:style-name="T28">megvalósítására</text:span><text:span text:style-name="T27"> (alapértelmezett)</text:span></text:p>
      <text:p text:style-name="P25"><text:span text:style-name="T27"><text:s text:c="4"/>-socket: socketet használ a komuniukáció </text:span><text:span text:style-name="T28">megvalósítására</text:span></text:p>
      <text:p text:style-name="P27"><text:span text:style-name="T28">A </text:span><text:span text:style-name="T26">programot a saját mappájában futtasok fordítás után. Például így:</text:span></text:p>
      <text:p text:style-name="P27"><draw:frame text:anchor-type="paragraph" draw:z-index="1" draw:name="Text Frame 2" draw:style-name="gr1" draw:text-style-name="P29" svg:width="1.8925in" svg:height="0.576in" svg:x="2.4in" svg:y="0in"><draw:text-box><text:p text:style-name="P28"><text:span text:style-name="T43">./chart --version</text:span></text:p><text:p text:style-name="P28"><text:span text:style-name="T43">./chart -receive -socket</text:span></text:p><text:p text:style-name="P28"><text:span text:style-name="T43">./chart -send -socket</text:span></text:p></draw:text-box></draw:frame><text:span text:style-name="T26"><text:line-break/><text:tab/></text:span></text:p>
      <text:h text:style-name="P21" text:outline-level="5"><text:soft-page-break/>4. <text:span text:style-name="T27">A program által visszaadott értékek </text:span></text:h>
      <text:p text:style-name="P14"/>
      <text:p text:style-name="P7"><text:tab/><text:span text:style-name="T25">0 – A program megfelelően le állt.</text:span></text:p>
      <text:p text:style-name="P6"><text:tab/><text:span text:style-name="T25">1 – A futatott állomány neve nem megfelelő.</text:span> </text:p>
      <text:p text:style-name="P6"><text:tab/><text:span text:style-name="T30">2 – Sikertelen memória allokálás / foglalás.</text:span></text:p>
      <text:p text:style-name="P6"><text:tab/><text:span text:style-name="T35">3</text:span><text:span text:style-name="T34"> – </text:span><text:span text:style-name="T35">Sikertelen fájl megnyitás / írás / olvasás.</text:span><text:span text:style-name="T34"> </text:span></text:p>
      <text:p text:style-name="P6"><text:tab/><text:span text:style-name="T39">4 – Nincs </text:span><text:span text:style-name="T40">fájl</text:span><text:span text:style-name="T39"> fogadó üzenmódú folyamat.</text:span></text:p>
      <text:p text:style-name="P6"><text:tab/><text:span text:style-name="T42">5 – Nem sikerült a socket létrehozás.</text:span></text:p>
      <text:h text:style-name="P20" text:outline-level="5">5. Alprogramok<text:line-break/></text:h>
      <text:p text:style-name="P11">void chart_check(char *str)</text:p>
      <text:p text:style-name="P8"><text:tab/><text:span text:style-name="T12">Az </text:span><text:span text:style-name="T25">eljárás</text:span><text:span text:style-name="T12"> paraméterként megkapja a futatott állomány </text:span><text:span text:style-name="T25">nevét. A program le áll egy hibaüzenettel és egy </text:span><text:span text:style-name="T29">hibakóddal</text:span><text:span text:style-name="T25">, ha ez a név nem eggyezik meg</text:span><text:span text:style-name="T14"> ’chart’-</text:span><text:span text:style-name="T18">al. </text:span><text:span text:style-name="T19">Ellenkező esetben nem</text:span><text:span text:style-name="T18"> </text:span><text:span text:style-name="T19">ad vissza semmit.</text:span><text:span text:style-name="T13"> </text:span></text:p>
      <text:p text:style-name="P11">void version_argument()</text:p>
      <text:p text:style-name="P8"><text:tab/><text:span text:style-name="T29">Ez az eljárás végzi el a verziószám, a szerző és a program elkészültének kiíratását, majd <text:line-break/>leáll a program.</text:span></text:p>
      <text:p text:style-name="P12">double randfrom(double min, double max)</text:p>
      <text:p text:style-name="P9"><text:s text:c="2"/><text:tab/>A függvény vár egy minimum és egy maximum értéket, majd visszatér egy random generált számmal amely ez a két érték között szerepel.</text:p>
      <text:p text:style-name="P13">int Measurement(int **Values)</text:p>
      <text:p text:style-name="P6"><text:tab/><text:span text:style-name="T31">A függvény pszeudocím szerinti paraméter átadásként kap egy mutatót mely </text:span><text:span text:style-name="T32">annak a területnek a helyére mutat amibe egy 3 állapotú 1 dimenziós bolyongás által generált értékeket tárolunk. A függvény majd visszatér ezeknek az értékek számával.</text:span></text:p>
      <text:p text:style-name="P11">void BMPcreator(int *Values, int NumValues)</text:p>
      <text:p text:style-name="P6"><text:tab/><text:span text:style-name="T33">Az eljárás paraméterként megkapja a </text:span><text:span text:style-name="T15">Measurement</text:span><text:span text:style-name="T16">ben </text:span><text:span text:style-name="T20">létrehozott terület címét és a benne szereplő értékek számát. Majd ezek</text:span><text:span text:style-name="T21">et az értékeket egy 1 bit színmélységű BMP fájlban ábrázoljuk egy grafikonnal. Ez az eljárás írja meg binárisan ezt a kép </text:span><text:span text:style-name="T22">fájlt. A metódus nem tér vissza semmien értékkel.</text:span></text:p>
      <text:p text:style-name="P13">int FindPID()</text:p>
      <text:p text:style-name="P6"><text:tab/><text:span text:style-name="T37">A függvény nem vár semmilyen paramétert. </text:span><text:span text:style-name="T38">Megkeresi a </text:span><text:span text:style-name="T17">’chart’ </text:span><text:span text:style-name="T23">nevű folyamat PID-jét (Process ID) amely nem egyezzik meg a saját PID-jével </text:span><text:span text:style-name="T24">majd ezt azt értéket visszaadja. Viszont ha nincs másik ilyen folyamat akkor -1-et ad vissza.</text:span></text:p>
      <text:p text:style-name="P11"><text:soft-page-break/>void SendViaFile(int *Values, int NumValues)</text:p>
      <text:p text:style-name="P18"><text:tab/><text:span text:style-name="T3">Az eljárás paraméterként megkapja a </text:span><text:span text:style-name="T4">Measurement</text:span><text:span text:style-name="T5">ben </text:span><text:span text:style-name="T7">létrehozott terület címét és a benne szereplő értékek számát. </text:span><text:span text:style-name="T6">Majd a felhasználó alapértelmezett könyvtárába létrehoz egy Measurements.txt fájlt amit feltölt az értékekkel. Ezek után küld egy s</text:span><text:span text:style-name="T8">z</text:span><text:span text:style-name="T6">ignált és nem tér vissza semmivel.</text:span></text:p>
      <text:p text:style-name="P19"><text:span text:style-name="T2">void ReceiveViaFile(int sig</text:span><text:span text:style-name="T10">)</text:span></text:p>
      <text:p text:style-name="P19"><text:span text:style-name="T10"><text:tab/></text:span><text:span text:style-name="T9">Az eljárás</text:span></text:p>
      <text:p text:style-name="P6"><text:tab/></text:p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e9cd" officeooo:paragraph-rsid="001be9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óna Noel </text:p>
      </style:header>
      <style:footer>
        <text:p text:style-name="Footer_20_right"><text:page-number text:select-page="current">3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9:31:28.968532392</meta:creation-date>
    <dc:date>2023-04-24T22:49:32.677305949</dc:date>
    <meta:editing-duration>PT2H12M2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49" meta:word-count="429" meta:character-count="3071" meta:non-whitespace-character-count="2637"/>
  </office:meta>
</office:document-meta>
</file>